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1">I ran 1549miles during 2017</text:p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203376705932597986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390088535222441850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443259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<text:s/>miles in the last week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0T13:24:29.72</dc:date>
    <dc:creator>James  Lombardi</dc:creator>
    <meta:editing-duration>P2DT11H24M52S</meta:editing-duration>
    <meta:editing-cycles>218</meta:editing-cycles>
    <meta:generator>OpenOffice/4.1.2$Win32 OpenOffice.org_project/412m3$Build-9782</meta:generator>
    <meta:document-statistic meta:table-count="0" meta:image-count="0" meta:object-count="0" meta:page-count="8" meta:paragraph-count="196" meta:word-count="2990" meta:character-count="14196"/>
  </office:meta>
</office:document-meta>
</file>